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3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5" style:parent-style-name="Silné" style:family="text">
      <style:text-properties fo:font-weight="normal" style:font-weight-asian="normal"/>
    </style:style>
    <style:style style:name="P16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17" style:parent-style-name="Silné" style:family="text">
      <style:text-properties fo:font-weight="normal" style:font-weight-asian="normal"/>
    </style:style>
    <style:style style:name="P18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19" style:parent-style-name="Silné" style:family="text">
      <style:text-properties fo:font-weight="normal" style:font-weight-asian="normal"/>
    </style:style>
    <style:style style:name="P20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1" style:parent-style-name="Silné" style:family="text">
      <style:text-properties fo:font-weight="normal" style:font-weight-asian="normal"/>
    </style:style>
    <style:style style:name="P22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3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4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5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6" style:parent-style-name="podpis" style:family="paragraph">
      <style:paragraph-properties fo:text-align="start" fo:margin-left="0in">
        <style:tab-stops/>
      </style:paragraph-properties>
      <style:text-properties style:font-name-complex="Times New Roman" fo:font-weight="bold" style:font-weight-asian="bold" fo:color="#008576"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3">
            <text:p text:style-name="Normální"/>
            <text:p text:style-name="Normální"/>
            <text:p text:style-name="Normální"><text:bookmark-start text:name="Text14"/><text:bookmark-start text:name="Text2"/>K106 23/2018<text:bookmark-end text:name="Text14"/></text:p>
            <text:p text:style-name="Normální">KVOP-23504/2018<text:bookmark-end text:name="Text2"/></text:p>
            <text:p text:style-name="Normální"><text:bookmark-start text:name="Text6"/>30. 05. 2018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4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Vážený pan<text:bookmark-end text:name="Text8"/></text:p>
            <text:p text:style-name="Normální"><text:bookmark-start text:name="Text9"/>M.<text:s/>F<text:bookmark-end text:name="Text9"/>.</text:p>
            <text:p text:style-name="Normální"/>
            <text:p text:style-name="Normální"/>
            <text:p text:style-name="Normální">DS:<text:s/></text:p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<text:s/>informace<text:s/></text:h>
      <text:p text:style-name="Základnítext">Vážený pane F.,</text:p>
      <text:p text:style-name="Základnítext">dne 16. května 2018 byla do Kanceláře veřejného ochránce práv doručena Vaše žádost podle zákona č. 106/1999 Sb., o svobodném přístupu k informacím, ve znění pozdějších předpisů, kterou žádáte o poskytnutí informací o dokumentech, získaných vlastní činností VOP ve věci šetření Vašeho podání, které jste podal v zastoupení paní J. B.<text:s/></text:p>
      <text:p text:style-name="Základnítext">Ve smyslu zákona o svobodném přístupu k informacím,<text:s/><text:span text:style-name="Silné">poskytuje Kancelář veřejného ochránce práv všechny písemnosti, které vytvořila v rámc</text:span><text:span text:style-name="Silné">i šetření, vedeného pod sp.zn. 1994/2017/VOP/MST.<text:s/></text:span><text:span text:style-name="T15">Jedná se o následující písemnosti:</text:span></text:p>
      <text:list text:style-name="LFO3_1" text:continue-numbering="true">
        <text:list-item>
          <text:p text:style-name="P16"><text:span text:style-name="T17">Návrh na zahájení šetření ze dne 9. 5. 2017;</text:span></text:p>
        </text:list-item>
        <text:list-item>
          <text:p text:style-name="P18"><text:span text:style-name="T19">Vyrozumění ze dne 11. 5. 2017, adresované Vám;</text:span></text:p>
        </text:list-item>
        <text:list-item>
          <text:p text:style-name="P20"><text:span text:style-name="T21">Výzva ze dne 11. 5. 2017, adresovaná starostovi města Votice;</text:span></text:p>
        </text:list-item>
        <text:list-item>
          <text:p text:style-name="P22">Výzva ze dne 11.<text:s/>5. 2017, adresovaná ředitelce Krajského úřadu Středočeského kraje;</text:p>
        </text:list-item>
        <text:list-item>
          <text:p text:style-name="P23">Výzva ze dne 11. 5. 2017, adresovaná řediteli Katastrálního úřadu pro Středočeský kraj, katastrálního pracoviště Benešov;</text:p>
        </text:list-item>
        <text:list-item>
          <text:p text:style-name="P24">Výzva ze dne 30. 6. 2017, adresovaná ředitelce Zeměměřičského a katastrálního inspektorátu v Praze;</text:p>
        </text:list-item>
        <text:list-item>
          <text:p text:style-name="P25">Výzva ze dne 30. 6. 2017, adresovaná starostovi obce Olbramovice.</text:p>
        </text:list-item>
      </text:list>
      <text:p text:style-name="Základnítext">Nad rámec toho uvádím, že zástupce veřejné ochránkyně práv JUDr. Stanislav Křeček, který šetření ve věci vede, shromáždil veškerá vyjádření úřadů a v tuto chvíli připravuje zprávu o šetření, ve které shrne své závěry. Tuto zprávu o šetření můžete očekávat v nejbližší době. V případě dotazů můžete kontaktovat vedoucí odboru stavebního řádu a životního prostředí Mgr. Janu Gregorovou (tel. 542542348 nebo na elektronické adrese<text:s/><text:a xlink:href="mailto:gregorova@ochrance.cz" office:target-frame-name="_top" xlink:show="replace"><text:span text:style-name="Hypertextovýodkaz">gregorova@ochrance.cz</text:span></text:a>).<text:s/></text:p>
      <text:p text:style-name="podpis">Mgr. Petra Zdražilová v. r.</text:p>
      <text:p text:style-name="podpis">ředitelka právní sekce</text:p>
      <text:p text:style-name="podpis">(dopis je opatřen elektronickým podpisem)</text:p>
      <text:p text:style-name="podpis"/>
      <text:p text:style-name="P26">7 příloh</text:p>
      <text:p text:style-name="Normální"/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0.75in" fo:margin-bottom="0.4923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97in"/>
      </style:header-style>
      <style:footer-style>
        <style:header-footer-properties style:dynamic-spacing="true" fo:min-height="0.5076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8JZE1*</text:span>*KVOPX008JZE1*</text:p>
        <text:p text:style-name="P12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8-06-06T07:53:00Z</meta:creation-date>
    <dc:date>2018-06-06T08:08:00Z</dc:date>
    <meta:print-date>2016-06-27T07:08:00Z</meta:print-date>
    <meta:template xlink:href="KVOP_dopis%20vedoucího" xlink:type="simple"/>
    <meta:editing-cycles>3</meta:editing-cycles>
    <meta:editing-duration>PT240S</meta:editing-duration>
    <meta:user-defined meta:name="ContentTypeId">0x010100D3A71DC738674B4893D02C4CA0E22FAC</meta:user-defined>
    <meta:document-statistic meta:page-count="1" meta:paragraph-count="3" meta:word-count="268" meta:character-count="1851" meta:row-count="13" meta:non-whitespace-character-count="1586"/>
  </office:meta>
</office:document-meta>
</file>